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985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4.604cm"/>
    </style:style>
    <style:style style:name="Tabla1.D" style:family="table-column">
      <style:table-column-properties style:column-width="3.519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5cm" style:rel-width="85%" table:align="center"/>
    </style:style>
    <style:style style:name="Tabla2.A" style:family="table-column">
      <style:table-column-properties style:column-width="0.526cm" style:rel-column-width="301*"/>
    </style:style>
    <style:style style:name="Tabla2.B" style:family="table-column">
      <style:table-column-properties style:column-width="0.527cm" style:rel-column-width="302*"/>
    </style:style>
    <style:style style:name="Tabla2.C" style:family="table-column">
      <style:table-column-properties style:column-width="2.3cm" style:rel-column-width="1319*"/>
    </style:style>
    <style:style style:name="Tabla2.D" style:family="table-column">
      <style:table-column-properties style:column-width="0.27cm" style:rel-column-width="155*"/>
    </style:style>
    <style:style style:name="Tabla2.E" style:family="table-column">
      <style:table-column-properties style:column-width="2.595cm" style:rel-column-width="1488*"/>
    </style:style>
    <style:style style:name="Tabla2.G" style:family="table-column">
      <style:table-column-properties style:column-width="0.822cm" style:rel-column-width="471*"/>
    </style:style>
    <style:style style:name="Tabla2.J" style:family="table-column">
      <style:table-column-properties style:column-width="2.891cm" style:rel-column-width="1658*"/>
    </style:style>
    <style:style style:name="Tabla2.K" style:family="table-column">
      <style:table-column-properties style:column-width="0.268cm" style:rel-column-width="154*"/>
    </style:style>
    <style:style style:name="Tabla2.L" style:family="table-column">
      <style:table-column-properties style:column-width="2.893cm" style:rel-column-width="1659*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L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2.L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L3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E6" style:family="table-cell">
      <style:table-cell-properties fo:background-color="#8f187c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6.027cm" fo:margin-left="5.95cm" table:align="left"/>
    </style:style>
    <style:style style:name="Tabla3.A" style:family="table-column">
      <style:table-column-properties style:column-width="2.517cm"/>
    </style:style>
    <style:style style:name="Tabla3.B" style:family="table-column">
      <style:table-column-properties style:column-width="0.993cm"/>
    </style:style>
    <style:style style:name="Tabla3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fff200" fo:padding="0.097cm" fo:border="0.05pt solid #000000">
        <style:background-image/>
      </style:table-cell-properties>
    </style:style>
    <style:style style:name="Tabla3.A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3.C3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text-position="0% 100%" style:font-name="Liberation Mono" fo:font-size="10pt" officeooo:rsid="00216c0d" officeooo:paragraph-rsid="00216c0d" style:font-size-asian="10pt" style:font-size-complex="10pt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Mono" fo:font-size="10pt" officeooo:paragraph-rsid="00216c0d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Mono" fo:font-size="10pt" officeooo:rsid="00170975" officeooo:paragraph-rsid="00170975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Liberation Mono" fo:font-size="10pt" officeooo:rsid="00189625" officeooo:paragraph-rsid="00189625" style:font-size-asian="10pt" style:font-size-complex="10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13" style:family="paragraph" style:parent-style-name="Standard">
      <style:paragraph-properties fo:line-height="150%"/>
      <style:text-properties style:font-name="Liberation Mono" fo:font-size="10pt" officeooo:rsid="0018edd9" officeooo:paragraph-rsid="0018edd9" style:font-size-asian="10pt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Liberation Mono" fo:font-size="10pt" officeooo:rsid="0019cf59" officeooo:paragraph-rsid="0019cf59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Liberation Mono" fo:font-size="10pt" officeooo:rsid="001f56ab" officeooo:paragraph-rsid="001f56ab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Mono" fo:font-size="10pt" officeooo:rsid="00216c0d" officeooo:paragraph-rsid="00216c0d" style:font-size-asian="10pt" style:font-size-complex="10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Mono" fo:font-size="10pt" officeooo:rsid="00216c0d" officeooo:paragraph-rsid="00216c0d" style:font-size-asian="10pt" style:font-size-complex="10pt"/>
    </style:style>
    <style:style style:name="P19" style:family="paragraph" style:parent-style-name="Standard">
      <style:paragraph-properties fo:line-height="150%"/>
      <style:text-properties style:font-name="Liberation Mono" fo:font-size="10pt" officeooo:rsid="001f56ab" officeooo:paragraph-rsid="001f56ab" fo:background-color="#fff200" style:font-size-asian="10pt" style:font-size-complex="10pt"/>
    </style:style>
    <style:style style:name="P20" style:family="paragraph" style:parent-style-name="Standard">
      <style:paragraph-properties fo:line-height="115%"/>
      <style:text-properties style:font-name="Liberation Mono" fo:font-size="10pt" fo:font-weight="normal" officeooo:rsid="0023936d" officeooo:paragraph-rsid="002747a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break-before="page"/>
      <style:text-properties style:font-name="Liberation Mono" fo:font-size="10pt" officeooo:rsid="00216c0d" officeooo:paragraph-rsid="00216c0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cf59" officeooo:paragraph-rsid="0017097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70975" officeooo:paragraph-rsid="0017097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edd9" officeooo:paragraph-rsid="0018edd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bold" officeooo:rsid="001b3b80" officeooo:paragraph-rsid="00206db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18edd9" officeooo:paragraph-rsid="0018edd9" style:font-size-asian="10pt" style:font-size-complex="10pt"/>
    </style:style>
    <style:style style:name="P28" style:family="paragraph" style:parent-style-name="Table_20_Contents">
      <style:text-properties style:font-name="Liberation Mono" fo:font-size="10pt" officeooo:rsid="00189625" officeooo:paragraph-rsid="0018962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style:text-underline-style="solid" style:text-underline-width="auto" style:text-underline-color="font-color" officeooo:rsid="00170975" officeooo:paragraph-rsid="00170975" style:font-size-asian="10pt" style:font-size-complex="10pt"/>
    </style:style>
    <style:style style:name="P32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style:font-name-asian="STIX Math" style:font-size-asian="10pt" style:font-weight-asian="normal" style:font-name-complex="STIX Math" style:font-size-complex="10pt" style:font-weight-complex="normal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fo:background-color="#fff200" style:font-name-asian="STIX Math" style:font-size-asian="10pt" style:font-weight-asian="normal" style:font-name-complex="STIX Math" style:font-size-complex="10pt" style:font-weight-complex="normal"/>
    </style:style>
    <style:style style:name="P34" style:family="paragraph" style:parent-style-name="Standard">
      <style:paragraph-properties fo:line-height="115%"/>
      <style:text-properties style:text-position="0% 100%" style:font-name="Liberation Mono" fo:font-size="10pt" fo:font-weight="normal" officeooo:rsid="00216c0d" officeooo:paragraph-rsid="002747a3" fo:background-color="#f7a19a" style:font-name-asian="STIX Math" style:font-size-asian="10pt" style:font-weight-asian="normal" style:font-name-complex="STIX Math" style:font-size-complex="10pt" style:font-weight-complex="normal"/>
    </style:style>
    <style:style style:name="P35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0601" fo:background-color="#f7a19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text-position="0% 100%" style:font-name="Liberation Mono" fo:font-size="10pt" fo:font-weight="normal" officeooo:rsid="0023936d" officeooo:paragraph-rsid="002e0601" fo:background-color="#72bf44" style:font-name-asian="STIX Math" style:font-size-asian="10pt" style:font-weight-asian="normal" style:font-name-complex="STIX Math" style:font-size-complex="10pt" style:font-weight-complex="normal"/>
    </style:style>
    <style:style style:name="P3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0601" fo:background-color="#72bf44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0601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0601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e0601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15%"/>
      <style:text-properties style:font-name="Liberation Mono" fo:font-size="10pt" fo:font-weight="normal" officeooo:rsid="00216c0d" officeooo:paragraph-rsid="002747a3" style:font-name-asian="STIX Math" style:font-size-asian="10pt" style:font-weight-asian="normal" style:font-name-complex="STIX Math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2pt" officeooo:rsid="001de7a2" officeooo:paragraph-rsid="001de7a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2pt" officeooo:rsid="001b3b80" officeooo:paragraph-rsid="001b3b8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2pt" officeooo:rsid="001f56ab" officeooo:paragraph-rsid="001f56ab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9cf59" officeooo:paragraph-rsid="0019cf59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b3b80" officeooo:paragraph-rsid="001b3b80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b3b80" officeooo:paragraph-rsid="00206db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de7a2" officeooo:paragraph-rsid="001de7a2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206db8" officeooo:paragraph-rsid="00206db8" style:font-size-asian="12pt" style:font-weight-asian="bold" style:font-size-complex="12pt" style:font-weight-complex="bold"/>
    </style:style>
    <style:style style:name="P5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Mono" fo:font-size="12pt" fo:font-weight="bold" officeooo:rsid="001f56ab" officeooo:paragraph-rsid="001f56ab" fo:background-color="transparent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f56ab" officeooo:paragraph-rsid="00206db8" fo:background-color="transparent" style:font-name-asian="STIX Math" style:font-size-asian="12pt" style:font-weight-asian="bold" style:font-name-complex="STIX Math" style:font-size-complex="12pt" style:font-weight-complex="bold"/>
    </style:style>
    <style:style style:name="P52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16c0d" officeooo:paragraph-rsid="00216c0d" style:font-name-asian="STIX Math" style:font-size-asian="10pt" style:font-weight-asian="normal" style:font-name-complex="STIX Math" style:font-size-complex="10pt" style:font-weight-complex="normal"/>
    </style:style>
    <style:style style:name="P53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2e0601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89625"/>
    </style:style>
    <style:style style:name="T2" style:family="text">
      <style:text-properties officeooo:rsid="0018edd9"/>
    </style:style>
    <style:style style:name="T3" style:family="text">
      <style:text-properties officeooo:rsid="00206db8" style:font-name-asian="STIX Math" style:font-name-complex="STIX Math"/>
    </style:style>
    <style:style style:name="T4" style:family="text">
      <style:text-properties style:font-name-asian="Liberation Mono" style:font-name-complex="Liberation Mono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660a" fo:background-color="#fff200" loext:char-shading-value="0"/>
    </style:style>
    <style:style style:name="T7" style:family="text">
      <style:text-properties officeooo:rsid="000e6d0d" fo:background-color="#fff200" loext:char-shading-value="0" style:font-name-asian="Liberation Mono" style:font-name-complex="Liberation Mono"/>
    </style:style>
    <style:style style:name="T8" style:family="text">
      <style:text-properties officeooo:rsid="000d660a"/>
    </style:style>
    <style:style style:name="T9" style:family="text">
      <style:text-properties officeooo:rsid="00047713"/>
    </style:style>
    <style:style style:name="T10" style:family="text">
      <style:text-properties fo:font-style="normal" fo:background-color="#fff200" loext:char-shading-value="0" style:font-style-asian="normal" style:font-style-complex="normal"/>
    </style:style>
    <style:style style:name="T11" style:family="text">
      <style:text-properties fo:font-style="normal" officeooo:rsid="000e6d0d" fo:background-color="#fff200" loext:char-shading-value="0" style:font-style-asian="normal" style:font-style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text-position="0% 100%" fo:background-color="#f7a19a" loext:char-shading-value="0"/>
    </style:style>
    <style:style style:name="T14" style:family="text">
      <style:text-properties style:text-position="0% 100%" fo:background-color="#f7a19a" loext:char-shading-value="0" style:font-name-asian="Liberation Mono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arlos Alemán Díaz </text:p>
      <text:p text:style-name="P17">@codefuncode</text:p>
      <text:p text:style-name="P8"/>
      <text:p text:style-name="P18">003 A 1 Lógica 3 La conjunción</text:p>
      <text:p text:style-name="P8"/>
      <text:p text:style-name="P7"/>
      <text:p text:style-name="P9">Son preposiciones compuestas <text:s/>unidas con el operador {y}</text:p>
      <text:p text:style-name="P9"/>
      <text:p text:style-name="P9">1. París es la capital de Francia y (2 + 2 = 4)</text:p>
      <text:p text:style-name="P9">2. París está en Francia y (2 + 3 = 7)</text:p>
      <text:p text:style-name="P11">3. Londres es la capital de Colombia y (3 + 7 = 10)</text:p>
      <text:p text:style-name="P13">4. Bogotá<text:span text:style-name="T1"> es la capital de Ecuador </text:span>y <text:span text:style-name="T1">(2 + 4 = 20)</text:span>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p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2">q</text:p>
          </table:table-cell>
          <table:table-cell table:style-name="Tabla1.D1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26">Preposición </text:p>
          </table:table-cell>
          <table:table-cell table:style-name="Tabla1.A2" office:value-type="string">
            <text:p text:style-name="P26">Operador </text:p>
          </table:table-cell>
          <table:table-cell table:style-name="Tabla1.A2" office:value-type="string">
            <text:p text:style-name="P26">Preposición</text:p>
          </table:table-cell>
          <table:table-cell table:style-name="Tabla1.D2" office:value-type="string">
            <text:p text:style-name="P27">Cierto o Falso </text:p>
          </table:table-cell>
        </table:table-row>
        <table:table-row>
          <table:table-cell table:style-name="Tabla1.A3" office:value-type="string">
            <text:p text:style-name="P9">París es la capital de Francia </text:p>
          </table:table-cell>
          <table:table-cell table:style-name="Tabla1.B3" office:value-type="string">
            <text:p text:style-name="P31">y</text:p>
          </table:table-cell>
          <table:table-cell table:style-name="Tabla1.C3" office:value-type="string">
            <text:p text:style-name="P10">(2 + 2 = 4)</text:p>
          </table:table-cell>
          <table:table-cell table:style-name="Tabla1.D3" office:value-type="string">
            <text:p text:style-name="P14">V</text:p>
          </table:table-cell>
        </table:table-row>
        <table:table-row>
          <table:table-cell table:style-name="Tabla1.A4" office:value-type="string">
            <text:p text:style-name="P9">París está en Francia</text:p>
          </table:table-cell>
          <table:table-cell table:style-name="Tabla1.B4" office:value-type="string">
            <text:p text:style-name="P26">y</text:p>
          </table:table-cell>
          <table:table-cell table:style-name="Tabla1.C4" office:value-type="string">
            <text:p text:style-name="P10">(2 + 3 = 7)</text:p>
          </table:table-cell>
          <table:table-cell table:style-name="Tabla1.D4" office:value-type="string">
            <text:p text:style-name="P14">F</text:p>
          </table:table-cell>
        </table:table-row>
        <table:table-row>
          <table:table-cell table:style-name="Tabla1.A5" office:value-type="string">
            <text:p text:style-name="P11">Londres es la capital de Colombia </text:p>
          </table:table-cell>
          <table:table-cell table:style-name="Tabla1.B5" office:value-type="string">
            <text:p text:style-name="P26">y</text:p>
          </table:table-cell>
          <table:table-cell table:style-name="Tabla1.C5" office:value-type="string">
            <text:p text:style-name="P12">(3 + 7 = 10)</text:p>
          </table:table-cell>
          <table:table-cell table:style-name="Tabla1.D5" office:value-type="string">
            <text:p text:style-name="P14">F</text:p>
          </table:table-cell>
        </table:table-row>
        <table:table-row>
          <table:table-cell table:style-name="Tabla1.A6" office:value-type="string">
            <text:p text:style-name="P28"><text:span text:style-name="T2">Bogotá</text:span> es la capital de Ecuador </text:p>
          </table:table-cell>
          <table:table-cell table:style-name="Tabla1.B6" office:value-type="string">
            <text:p text:style-name="P26">y</text:p>
          </table:table-cell>
          <table:table-cell table:style-name="Tabla1.C6" office:value-type="string">
            <text:p text:style-name="P29">(2 + 4 = 20)</text:p>
          </table:table-cell>
          <table:table-cell table:style-name="Tabla1.D6" office:value-type="string">
            <text:p text:style-name="P30">F</text:p>
          </table:table-cell>
        </table:table-row>
      </table:table>
      <text:p text:style-name="P9"/>
      <text:p text:style-name="P9"/>
      <text:p text:style-name="P9"/>
      <text:p text:style-name="P15">Tabla de la verdad: </text:p>
      <text:p text:style-name="P16">Operador y = {^}</text:p>
      <text:p text:style-name="P19">Operador o = {v}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D"/>
        <table:table-column table:style-name="Tabla2.G" table:number-columns-repeated="2"/>
        <table:table-column table:style-name="Tabla2.D"/>
        <table:table-column table:style-name="Tabla2.J"/>
        <table:table-column table:style-name="Tabla2.K"/>
        <table:table-column table:style-name="Tabla2.L"/>
        <table:table-row>
          <table:table-cell table:style-name="Tabla2.A1" office:value-type="string">
            <text:p text:style-name="P45">p</text:p>
          </table:table-cell>
          <table:table-cell table:style-name="Tabla2.A1" office:value-type="string">
            <text:p text:style-name="P45">q</text:p>
          </table:table-cell>
          <table:table-cell table:style-name="Tabla2.A1" office:value-type="string">
            <text:p text:style-name="P46">(p ^ q)</text:p>
          </table:table-cell>
          <table:table-cell table:style-name="Tabla2.D1" office:value-type="string">
            <text:p text:style-name="P46"/>
          </table:table-cell>
          <table:table-cell table:style-name="Tabla2.A1" office:value-type="string">
            <text:p text:style-name="P46">~(p ^ q)</text:p>
          </table:table-cell>
          <table:table-cell table:style-name="Tabla2.D1" office:value-type="string">
            <text:p text:style-name="P46"/>
          </table:table-cell>
          <table:table-cell table:style-name="Tabla2.A1" office:value-type="string">
            <text:p text:style-name="P48">~p</text:p>
          </table:table-cell>
          <table:table-cell table:style-name="Tabla2.A1" office:value-type="string">
            <text:p text:style-name="P48">~q</text:p>
          </table:table-cell>
          <table:table-cell table:style-name="Tabla2.D1" office:value-type="string">
            <text:p text:style-name="P48"/>
          </table:table-cell>
          <table:table-cell table:style-name="Tabla2.A1" office:value-type="string">
            <text:p text:style-name="P48">(~p ^ ~q)</text:p>
          </table:table-cell>
          <table:table-cell table:style-name="Tabla2.D1" office:value-type="string">
            <text:p text:style-name="P48"/>
          </table:table-cell>
          <table:table-cell table:style-name="Tabla2.L1" office:value-type="string">
            <text:p text:style-name="P50">(~p v ~q)</text:p>
          </table:table-cell>
        </table:table-row>
        <table:table-row>
          <table:table-cell table:style-name="Tabla2.A2" office:value-type="string">
            <text:p text:style-name="P43">V</text:p>
          </table:table-cell>
          <table:table-cell table:style-name="Tabla2.A2" office:value-type="string">
            <text:p text:style-name="P43">V</text:p>
          </table:table-cell>
          <table:table-cell table:style-name="Tabla2.A2" office:value-type="string">
            <text:p text:style-name="P43">V</text:p>
          </table:table-cell>
          <table:table-cell table:style-name="Tabla2.D2" office:value-type="string">
            <text:p text:style-name="P43"/>
          </table:table-cell>
          <table:table-cell table:style-name="Tabla2.E2" office:value-type="string">
            <text:p text:style-name="P43">F</text:p>
          </table:table-cell>
          <table:table-cell table:style-name="Tabla2.D2" office:value-type="string">
            <text:p text:style-name="P43"/>
          </table:table-cell>
          <table:table-cell table:style-name="Tabla2.E2" office:value-type="string">
            <text:p text:style-name="P42">F</text:p>
          </table:table-cell>
          <table:table-cell table:style-name="Tabla2.E2" office:value-type="string">
            <text:p text:style-name="P42">F</text:p>
          </table:table-cell>
          <table:table-cell table:style-name="Tabla2.D2" office:value-type="string">
            <text:p text:style-name="P42"/>
          </table:table-cell>
          <table:table-cell table:style-name="Tabla2.E2" office:value-type="string">
            <text:p text:style-name="P42">F</text:p>
          </table:table-cell>
          <table:table-cell table:style-name="Tabla2.D2" office:value-type="string">
            <text:p text:style-name="P42"/>
          </table:table-cell>
          <table:table-cell table:style-name="Tabla2.L2" office:value-type="string">
            <text:p text:style-name="P44">F</text:p>
          </table:table-cell>
        </table:table-row>
        <table:table-row>
          <table:table-cell table:style-name="Tabla2.A2" office:value-type="string">
            <text:p text:style-name="P43">V</text:p>
          </table:table-cell>
          <table:table-cell table:style-name="Tabla2.E2" office:value-type="string">
            <text:p text:style-name="P43">F</text:p>
          </table:table-cell>
          <table:table-cell table:style-name="Tabla2.E2" office:value-type="string">
            <text:p text:style-name="P43">F</text:p>
          </table:table-cell>
          <table:table-cell table:style-name="Tabla2.D2" office:value-type="string">
            <text:p text:style-name="P43"/>
          </table:table-cell>
          <table:table-cell table:style-name="Tabla2.A2" office:value-type="string">
            <text:p text:style-name="P43">V</text:p>
          </table:table-cell>
          <table:table-cell table:style-name="Tabla2.D2" office:value-type="string">
            <text:p text:style-name="P43"/>
          </table:table-cell>
          <table:table-cell table:style-name="Tabla2.E2" office:value-type="string">
            <text:p text:style-name="P42">F</text:p>
          </table:table-cell>
          <table:table-cell table:style-name="Tabla2.A2" office:value-type="string">
            <text:p text:style-name="P42">V</text:p>
          </table:table-cell>
          <table:table-cell table:style-name="Tabla2.D2" office:value-type="string">
            <text:p text:style-name="P42"/>
          </table:table-cell>
          <table:table-cell table:style-name="Tabla2.E2" office:value-type="string">
            <text:p text:style-name="P42">F</text:p>
          </table:table-cell>
          <table:table-cell table:style-name="Tabla2.D2" office:value-type="string">
            <text:p text:style-name="P42"/>
          </table:table-cell>
          <table:table-cell table:style-name="Tabla2.L3" office:value-type="string">
            <text:p text:style-name="P44">V</text:p>
          </table:table-cell>
        </table:table-row>
        <table:table-row>
          <table:table-cell table:style-name="Tabla2.E2" office:value-type="string">
            <text:p text:style-name="P43">F</text:p>
          </table:table-cell>
          <table:table-cell table:style-name="Tabla2.A2" office:value-type="string">
            <text:p text:style-name="P43">V</text:p>
          </table:table-cell>
          <table:table-cell table:style-name="Tabla2.E2" office:value-type="string">
            <text:p text:style-name="P43">F</text:p>
          </table:table-cell>
          <table:table-cell table:style-name="Tabla2.D2" office:value-type="string">
            <text:p text:style-name="P43"/>
          </table:table-cell>
          <table:table-cell table:style-name="Tabla2.A2" office:value-type="string">
            <text:p text:style-name="P43">V</text:p>
          </table:table-cell>
          <table:table-cell table:style-name="Tabla2.D2" office:value-type="string">
            <text:p text:style-name="P43"/>
          </table:table-cell>
          <table:table-cell table:style-name="Tabla2.A2" office:value-type="string">
            <text:p text:style-name="P42">V</text:p>
          </table:table-cell>
          <table:table-cell table:style-name="Tabla2.E2" office:value-type="string">
            <text:p text:style-name="P42">F</text:p>
          </table:table-cell>
          <table:table-cell table:style-name="Tabla2.D2" office:value-type="string">
            <text:p text:style-name="P42"/>
          </table:table-cell>
          <table:table-cell table:style-name="Tabla2.E2" office:value-type="string">
            <text:p text:style-name="P42">F</text:p>
          </table:table-cell>
          <table:table-cell table:style-name="Tabla2.D2" office:value-type="string">
            <text:p text:style-name="P42"/>
          </table:table-cell>
          <table:table-cell table:style-name="Tabla2.L3" office:value-type="string">
            <text:p text:style-name="P44">V</text:p>
          </table:table-cell>
        </table:table-row>
        <table:table-row>
          <table:table-cell table:style-name="Tabla2.E2" office:value-type="string">
            <text:p text:style-name="P43">F</text:p>
          </table:table-cell>
          <table:table-cell table:style-name="Tabla2.E2" office:value-type="string">
            <text:p text:style-name="P43">F</text:p>
          </table:table-cell>
          <table:table-cell table:style-name="Tabla2.E2" office:value-type="string">
            <text:p text:style-name="P43">F</text:p>
          </table:table-cell>
          <table:table-cell table:style-name="Tabla2.D2" office:value-type="string">
            <text:p text:style-name="P43"/>
          </table:table-cell>
          <table:table-cell table:style-name="Tabla2.A2" office:value-type="string">
            <text:p text:style-name="P43">V</text:p>
          </table:table-cell>
          <table:table-cell table:style-name="Tabla2.D2" office:value-type="string">
            <text:p text:style-name="P43"/>
          </table:table-cell>
          <table:table-cell table:style-name="Tabla2.A2" office:value-type="string">
            <text:p text:style-name="P42">V</text:p>
          </table:table-cell>
          <table:table-cell table:style-name="Tabla2.A2" office:value-type="string">
            <text:p text:style-name="P42">V</text:p>
          </table:table-cell>
          <table:table-cell table:style-name="Tabla2.D2" office:value-type="string">
            <text:p text:style-name="P42"/>
          </table:table-cell>
          <table:table-cell table:style-name="Tabla2.A2" office:value-type="string">
            <text:p text:style-name="P42">V</text:p>
          </table:table-cell>
          <table:table-cell table:style-name="Tabla2.D2" office:value-type="string">
            <text:p text:style-name="P42"/>
          </table:table-cell>
          <table:table-cell table:style-name="Tabla2.L3" office:value-type="string">
            <text:p text:style-name="P44">V</text:p>
          </table:table-cell>
        </table:table-row>
        <table:table-row>
          <table:table-cell table:style-name="Tabla2.A6" office:value-type="string">
            <text:p text:style-name="P43"/>
          </table:table-cell>
          <table:table-cell table:style-name="Tabla2.A6" office:value-type="string">
            <text:p text:style-name="P43"/>
          </table:table-cell>
          <table:table-cell table:style-name="Tabla2.A6" office:value-type="string">
            <text:p text:style-name="P43"/>
          </table:table-cell>
          <table:table-cell table:style-name="Tabla2.D2" office:value-type="string">
            <text:p text:style-name="P43"/>
          </table:table-cell>
          <table:table-cell table:style-name="Tabla2.E6" office:value-type="string">
            <text:p text:style-name="P43"/>
          </table:table-cell>
          <table:table-cell table:style-name="Tabla2.D2" office:value-type="string">
            <text:p text:style-name="P43"/>
          </table:table-cell>
          <table:table-cell table:style-name="Tabla2.E6" office:value-type="string">
            <text:p text:style-name="P42"/>
          </table:table-cell>
          <table:table-cell table:style-name="Tabla2.E6" office:value-type="string">
            <text:p text:style-name="P42"/>
          </table:table-cell>
          <table:table-cell table:style-name="Tabla2.D2" office:value-type="string">
            <text:p text:style-name="P42"/>
          </table:table-cell>
          <table:table-cell table:style-name="Tabla2.E6" office:value-type="string">
            <text:p text:style-name="P42"/>
          </table:table-cell>
          <table:table-cell table:style-name="Tabla2.D2" office:value-type="string">
            <text:p text:style-name="P42"/>
          </table:table-cell>
          <table:table-cell table:style-name="Tabla2.L3" office:value-type="string">
            <text:p text:style-name="P44"/>
          </table:table-cell>
        </table:table-row>
      </table:table>
      <text:p text:style-name="P15"/>
      <text:p text:style-name="P25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47">~(p ^ q) </text:p>
          </table:table-cell>
          <table:table-cell table:style-name="Tabla3.A1" office:value-type="string">
            <text:p text:style-name="P47"><text:s/><text:span text:style-name="T3">↔ </text:span></text:p>
          </table:table-cell>
          <table:table-cell table:style-name="Tabla3.C1" office:value-type="string">
            <text:p text:style-name="P51">(~p v ~q)</text:p>
          </table:table-cell>
        </table:table-row>
        <table:table-row>
          <table:table-cell table:style-name="Tabla3.A2" office:value-type="string">
            <text:p text:style-name="P49">F</text:p>
          </table:table-cell>
          <table:table-cell table:style-name="Tabla3.B2" office:value-type="string">
            <text:p text:style-name="P47"><text:s/><text:span text:style-name="T3">↔ </text:span></text:p>
          </table:table-cell>
          <table:table-cell table:style-name="Tabla3.C2" office:value-type="string">
            <text:p text:style-name="P49">F</text:p>
          </table:table-cell>
        </table:table-row>
        <table:table-row>
          <table:table-cell table:style-name="Tabla3.A3" office:value-type="string">
            <text:p text:style-name="P49">V</text:p>
          </table:table-cell>
          <table:table-cell table:style-name="Tabla3.B2" office:value-type="string">
            <text:p text:style-name="P47"><text:s/><text:span text:style-name="T3">↔ </text:span></text:p>
          </table:table-cell>
          <table:table-cell table:style-name="Tabla3.C3" office:value-type="string">
            <text:p text:style-name="P49">V</text:p>
          </table:table-cell>
        </table:table-row>
        <table:table-row>
          <table:table-cell table:style-name="Tabla3.A3" office:value-type="string">
            <text:p text:style-name="P49">V</text:p>
          </table:table-cell>
          <table:table-cell table:style-name="Tabla3.B2" office:value-type="string">
            <text:p text:style-name="P47"><text:s/><text:span text:style-name="T3">↔ </text:span></text:p>
          </table:table-cell>
          <table:table-cell table:style-name="Tabla3.C3" office:value-type="string">
            <text:p text:style-name="P49">V</text:p>
          </table:table-cell>
        </table:table-row>
        <table:table-row>
          <table:table-cell table:style-name="Tabla3.A3" office:value-type="string">
            <text:p text:style-name="P49">V</text:p>
          </table:table-cell>
          <table:table-cell table:style-name="Tabla3.B2" office:value-type="string">
            <text:p text:style-name="P47"><text:s/><text:span text:style-name="T3">↔ </text:span></text:p>
          </table:table-cell>
          <table:table-cell table:style-name="Tabla3.C3" office:value-type="string">
            <text:p text:style-name="P49">V</text:p>
          </table:table-cell>
        </table:table-row>
      </table:table>
      <text:p text:style-name="P25"/>
      <text:p text:style-name="P52"/>
      <text:p text:style-name="P53">Leyenda </text:p>
      <text:p text:style-name="P38"><text:span text:style-name="T5">Conjunción </text:span><text:span text:style-name="T6">^ </text:span><text:span text:style-name="T8">la proposición resultante será verdadera solamente cuando el</text:span></text:p>
      <text:p text:style-name="P38">valor de verdad de ambas proposiciones es verdadero.</text:p>
      <text:p text:style-name="P37"><text:s/>1 ^ 1 = 1 </text:p>
      <text:p text:style-name="P35"><text:s/>1 ^ 0 = 0 </text:p>
      <text:p text:style-name="P35"><text:s/>0 ^ 1 = 0 </text:p>
      <text:p text:style-name="P35"><text:s/>0 ^ 0 = 0 </text:p>
      <text:p text:style-name="P38"/>
      <text:p text:style-name="P38"/>
      <text:p text:style-name="P38"><text:span text:style-name="T5">Disyunción </text:span><text:span text:style-name="T6">v </text:span><text:span text:style-name="T8">la proposición resultante será falsa solamente cuando el valor</text:span></text:p>
      <text:p text:style-name="P38">de verdad de ambas proposiciones es falso.</text:p>
      <text:p text:style-name="P35"><text:s/>1 v 1 = 0 </text:p>
      <text:p text:style-name="P37"><text:s/>1 v 0 = <text:span text:style-name="T9">1</text:span> </text:p>
      <text:p text:style-name="P37"><text:s/>0 v 1 = <text:span text:style-name="T9">1</text:span> </text:p>
      <text:p text:style-name="P35"><text:s/>0 v 0 = <text:span text:style-name="T9">0</text:span> </text:p>
      <text:p text:style-name="P38"/>
      <text:p text:style-name="P38"/>
      <text:p text:style-name="P38"><text:span text:style-name="T10">* Disyunción exclusiva (a </text:span><text:span text:style-name="T11">v</text:span><text:span text:style-name="T10"> b) </text:span><text:span text:style-name="T11">^</text:span><text:span text:style-name="T10"> ¬(a </text:span><text:span text:style-name="T11">^</text:span><text:span text:style-name="T10"> b) </text:span>la proposición resultante será verdadera cuando solamente una de ellas sea verdadera.</text:p>
      <text:p text:style-name="P37"><text:s/>1 ^ 1 = 1 </text:p>
      <text:p text:style-name="P37"><text:s/>1 ^ 0 = 1 </text:p>
      <text:p text:style-name="P37"><text:s/>0 ^ 1 = 1 </text:p>
      <text:p text:style-name="P35"><text:s/>0 ^ 0 = 0 </text:p>
      <text:p text:style-name="P38"/>
      <text:p text:style-name="P38"/>
      <text:p text:style-name="P38"><text:span text:style-name="T5">Condicional </text:span><text:span text:style-name="T7">→ </text:span><text:span text:style-name="T5"><text:s/></text:span><text:span text:style-name="T12"><text:s/></text:span>la proposición resultante será falsa solamente cuando el valor de verdad del antecedente sea verdadero y el valor de verdad del consecuente sea falso.</text:p>
      <text:p text:style-name="P35"><text:s/>1 <text:span text:style-name="T4">→</text:span> 1 = 0 </text:p>
      <text:p text:style-name="P37"><text:s/>1 <text:span text:style-name="T4">→</text:span> 0 = 1 </text:p>
      <text:p text:style-name="P35"><text:s/>0 <text:span text:style-name="T4">→</text:span> 1 = 0 </text:p>
      <text:p text:style-name="P35"><text:s/>0 <text:span text:style-name="T4">→</text:span> 0 = 0 </text:p>
      <text:p text:style-name="P40"/>
      <text:p text:style-name="P40"/>
      <text:p text:style-name="P39"><text:span text:style-name="T5">Bicondicional </text:span><text:span text:style-name="T7">↔ </text:span><text:span text:style-name="T5"><text:s/></text:span>La proposición a↔b será verdadera cuando los valores de verdad de ambas proposiciones sean iguales. También se puede observar que la</text:p>
      <text:p text:style-name="P39">proposición a↔b será falsa cuando los valores de verdad de ambas</text:p>
      <text:p text:style-name="P39">proposiciones sean diferentes.</text:p>
      <text:p text:style-name="P37"><text:s/>1 <text:span text:style-name="T4">↔</text:span> 1 = 1 </text:p>
      <text:p text:style-name="P35"><text:s/>1 <text:span text:style-name="T4">↔</text:span> 0 = 0 </text:p>
      <text:p text:style-name="P35"><text:s/>0 <text:span text:style-name="T4">↔</text:span> 1 = 0 </text:p>
      <text:p text:style-name="P36"><text:s/>0 <text:span text:style-name="T4">↔</text:span> 0 = 1 </text:p>
      <text:p text:style-name="P34"/>
      <text:p text:style-name="P41">Vocabulario </text:p>
      <text:p text:style-name="P32"/>
      <text:p text:style-name="P33">Tautología</text:p>
      <text:p text:style-name="P15"/>
      <text:p text:style-name="P15"/>
      <text:p text:style-name="P21">Referencias </text:p>
      <text:p text:style-name="P1">1a con Berni. (s. f.). A.1. Lógica: 3. La conjunción. Recuperado 26 de abril de 2020, de https://www.youtube.com/watch?v=jYFuxG3V92E&amp;list=PLCY1BPxILEJXAYAlc7ee9dd1q9w3O9t_h&amp;index=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 Math" svg:font-family="'STIX Math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33:43.355101583</meta:creation-date>
    <meta:generator>LibreOffice/6.0.7.3$Linux_X86_64 LibreOffice_project/00m0$Build-3</meta:generator>
    <dc:date>2020-05-05T18:26:29.175315649</dc:date>
    <meta:editing-duration>PT1H7M18S</meta:editing-duration>
    <meta:editing-cycles>17</meta:editing-cycles>
    <meta:document-statistic meta:table-count="3" meta:image-count="0" meta:object-count="0" meta:page-count="3" meta:paragraph-count="122" meta:word-count="449" meta:character-count="1907" meta:non-whitespace-character-count="1514"/>
  </office:meta>
</office:document-meta>
</file>